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4.435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6pt" fo:font-style="normal" style:font-size-asian="16pt" style:font-style-asian="normal" style:font-size-complex="16pt" style:font-style-complex="normal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Source Sans Pro" fo:font-size="26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435cm" svg:x="1cm" svg:y="8.773cm" presentation:class="title" presentation:user-transformed="true">
          <draw:text-box>
            <text:p>Unmasking Twitter Misinformation Bots with Deep Learning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Jamison MacFarland</text:p>
            <text:p>Nicholas Campagn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witter Misinformation Bot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Between 9-15% of Twitter accounts are social bots (~50m accounts)</text:span></text:p>
              </text:list-item>
              <text:list-item>
                <text:p><text:span text:style-name="T1">Simple bots easy to identify</text:span></text:p>
              </text:list-item>
              <text:list-item>
                <text:p><text:span text:style-name="T1">More sophisticated social AI designed to evade detection</text:span></text:p>
                <text:p/>
                <text:p><text:span text:style-name="T2">Varol, Ferrara, Davis, Menczer, <text:s/>Flammini</text:span><text:span text:style-name="T3">. Online Human-Bot Interactions: Detection, Estimation, and Characterization. </text:span><text:span text:style-name="T2">ICWSM 2017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lection Interference</text:p>
          </draw:text-box>
        </draw:frame>
        <draw:frame presentation:style-name="pr5" draw:text-style-name="P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Election Day 2016, group of bots tweeted the #WarAgainstDemocrats more than 1700 times</text:span></text:p>
              </text:list-item>
              <text:list-item>
                <text:p><text:span text:style-name="T1">Putin claimed leaks/misinformation due to “free spirited hackers” defending Russia</text:span></text:p>
              </text:list-item>
              <text:list-item>
                <text:p><text:span text:style-name="T1">Bot communities amplify misinformation campaigns, spread conspiracy theories</text:span></text:p>
              </text:list-item>
              <text:list-item>
                <text:p><text:span text:style-name="T1">Hacked or counterfeit accounts used to tweet propaganda at journalists, politicians, influencers</text:span></text:p>
                <text:p><text:span text:style-name="T4"><text:a xlink:href="https://www.nytimes.com/2017/09/07/us/politics/russia-facebook-twitter-election.html" xlink:type="simple">https://www.nytimes.com/2017/09/07/us/politics/russia-facebook-twitter-election.html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he Approach</text:p>
          </draw:text-box>
        </draw:frame>
        <draw:frame presentation:style-name="pr5" draw:text-style-name="P2" draw:layer="layout" svg:width="26cm" svg:height="14cm" svg:x="1cm" svg:y="5.5cm" presentation:class="outline">
          <draw:text-box>
            <text:list text:style-name="L2">
              <text:list-item>
                <text:p><text:span text:style-name="T1">Use public datasets to train ANN to spot misinformation bots in real-time</text:span></text:p>
                <text:list>
                  <text:list-item>
                    <text:p><text:span text:style-name="T1">Current tech only allows targeted checking</text:span></text:p>
                  </text:list-item>
                </text:list>
              </text:list-item>
              <text:list-item>
                <text:p><text:span text:style-name="T1">Data points:</text:span></text:p>
                <text:list>
                  <text:list-item>
                    <text:p><text:span text:style-name="T1">User metadata (name, age, profile pic, activity)</text:span></text:p>
                  </text:list-item>
                  <text:list-item>
                    <text:p><text:span text:style-name="T1">Connections (followers, followed)</text:span></text:p>
                    <text:list>
                      <text:list-item>
                        <text:p><text:span text:style-name="T1">Networks of similar accounts</text:span></text:p>
                      </text:list-item>
                    </text:list>
                  </text:list-item>
                  <text:list-item>
                    <text:p><text:span text:style-name="T1">Content (hashtags, @s, entropy of words used)</text:span></text:p>
                  </text:list-item>
                  <text:list-item>
                    <text:p><text:span text:style-name="T1">Timing (between tweets, retweets, mention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chnologi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1">Python computation</text:span></text:p>
                <text:list>
                  <text:list-item>
                    <text:p><text:span text:style-name="T1"><text:a xlink:href="https://keras.io/" xlink:type="simple">https://keras.io/</text:a></text:span><text:span text:style-name="T1"><text:s/>fast FOSS ANN API</text:span></text:p>
                    <text:list>
                      <text:list-item>
                        <text:p><text:span text:style-name="T1">Support for both CPU and GPU computation</text:span></text:p>
                      </text:list-item>
                    </text:list>
                  </text:list-item>
                  <text:list-item>
                    <text:p><text:span text:style-name="T1"><text:a xlink:href="https://www.tensorflow.org/" xlink:type="simple">https://www.tensorflow.org/</text:a></text:span><text:span text:style-name="T1"><text:s/>low level backend</text:span></text:p>
                  </text:list-item>
                </text:list>
              </text:list-item>
              <text:list-item>
                <text:p><text:span text:style-name="T1">Datasets</text:span></text:p>
                <text:list>
                  <text:list-item>
                    <text:p><text:span text:style-name="T1">High volumes of quality annotated data</text:span></text:p>
                  </text:list-item>
                  <text:list-item>
                    <text:p><text:span text:style-name="T5"><text:a xlink:href="https://botometer.iuni.iu.edu/bot-repository/datasets.html" xlink:type="simple">https://botometer.iuni.iu.edu/bot-repository/dataset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orks Cited</text:p>
          </draw:text-box>
        </draw:frame>
        <draw:frame presentation:style-name="pr5" draw:text-style-name="P3" draw:layer="layout" svg:width="26cm" svg:height="14cm" svg:x="1cm" svg:y="5.5cm" presentation:class="outline">
          <draw:text-box>
            <text:list text:style-name="L2">
              <text:list-item>
                <text:p><text:span text:style-name="T6"><text:a xlink:href="http://www.emilio.ferrara.name/2016/11/07/twitter-social-bots-and-the-us-presidential-elections/" xlink:type="simple">http://www.emilio.ferrara.name/2016/11/07/twitter-social-bots-and-the-us-presidential-elections/</text:a></text:span></text:p>
              </text:list-item>
              <text:list-item>
                <text:p><text:span text:style-name="T6"><text:a xlink:href="https://www.sciencedirect.com/science/article/pii/S0020025518306248" xlink:type="simple">https://www.sciencedirect.com/science/article/pii/S0020025518306248</text:a></text:span></text:p>
              </text:list-item>
              <text:list-item>
                <text:p><text:span text:style-name="T6"><text:a xlink:href="https://ieeexplore.ieee.org/abstract/document/8605995" xlink:type="simple">https://ieeexplore.ieee.org/abstract/document/8605995</text:a></text:span></text:p>
              </text:list-item>
              <text:list-item>
                <text:p><text:span text:style-name="T6"><text:a xlink:href="https://www.liebertpub.com/doi/full/10.1089/big.2017.0041" xlink:type="simple">https://www.liebertpub.com/doi/full/10.1089/big.2017.0041</text:a></text:span></text:p>
              </text:list-item>
              <text:list-item>
                <text:p><text:span text:style-name="T6"><text:a xlink:href="https://www.researchgate.net/profile/Stefan_Suetterlin/publication/334139727_Team_learning_in_cybersecurity_exercises/links/5d1a241e299bf1547c8eec06/Team-learning-in-cybersecurity-exercises.pdf#page=29" xlink:type="simple">https://www.researchgate.net/profile/Stefan_Suetterlin/publication/334139727_Team_learning_in_cybersecurity_exercises/links/5d1a241e299bf1547c8eec06/Team-learning-in-cybersecurity-exercises.pdf#page=29</text:a>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>
          <draw:text-box>
            <text:p>Fight Misinform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4T11:38:16.074007782</meta:creation-date>
    <meta:editing-duration>PT40M53S</meta:editing-duration>
    <meta:editing-cycles>7</meta:editing-cycles>
    <meta:generator>LibreOffice/6.0.7.3$Linux_X86_64 LibreOffice_project/00m0$Build-3</meta:generator>
    <dc:title>Midnightblue</dc:title>
    <dc:date>2019-11-19T12:49:22.140377576</dc:date>
    <meta:document-statistic meta:object-count="75"/>
  </office:meta>
</office:document-meta>
</file>